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style:contextual-spacing="false" fo:line-height="100%"/>
    </style:style>
    <style:style style:name="P2" style:family="paragraph" style:parent-style-name="Standard">
      <style:paragraph-properties fo:margin-top="0.0693in" fo:margin-bottom="0.0693in" style:contextual-spacing="false" fo:line-height="100%" fo:text-align="center" style:justify-single-word="false"/>
    </style:style>
    <style:style style:name="P3" style:family="paragraph" style:parent-style-name="Standard" style:list-style-name="WWNum1">
      <style:paragraph-properties fo:margin-top="0.0693in" fo:margin-bottom="0.0693in" style:contextual-spacing="false" fo:line-height="100%"/>
    </style:style>
    <style:style style:name="P4" style:family="paragraph" style:parent-style-name="Standard" style:list-style-name="WWNum2">
      <style:paragraph-properties fo:margin-top="0.0693in" fo:margin-bottom="0.0693in" style:contextual-spacing="false" fo:line-height="100%"/>
    </style:style>
    <style:style style:name="P5" style:family="paragraph" style:parent-style-name="Standard">
      <style:paragraph-properties fo:margin-top="0.0693in" fo:margin-bottom="0.0693in" style:contextual-spacing="false" fo:line-height="100%"/>
      <style:text-properties fo:background-color="#ffff00"/>
    </style:style>
    <style:style style:name="P6" style:family="paragraph" style:parent-style-name="Standard" style:master-page-name="Standard">
      <style:paragraph-properties fo:margin-top="0.0693in" fo:margin-bottom="0.0693in" style:contextual-spacing="false" fo:line-height="100%" fo:text-align="center" style:justify-single-word="false" style:page-number="auto"/>
    </style:style>
    <style:style style:name="P7" style:family="paragraph" style:parent-style-name="Standard">
      <style:paragraph-properties fo:margin-left="1in" fo:margin-right="0in" fo:margin-top="0.0693in" fo:margin-bottom="0.0693in" style:contextual-spacing="false" fo:line-height="100%" fo:text-indent="0in" style:auto-text-indent="false"/>
    </style:style>
    <style:style style:name="P8" style:family="paragraph" style:parent-style-name="Standard">
      <style:paragraph-properties fo:margin-left="1in" fo:margin-right="0in" fo:margin-top="0.0693in" fo:margin-bottom="0.0693in" style:contextual-spacing="false" fo:line-height="100%" fo:text-indent="0in" style:auto-text-indent="false"/>
      <style:text-properties fo:background-color="#ffff00"/>
    </style:style>
    <style:style style:name="P9" style:family="paragraph" style:parent-style-name="Standard">
      <style:paragraph-properties fo:margin-left="2in" fo:margin-right="0in" fo:margin-top="0.0693in" fo:margin-bottom="0.0693in" style:contextual-spacing="false" fo:line-height="100%" fo:text-indent="0in" style:auto-text-indent="false"/>
    </style:style>
    <style:style style:name="T1" style:family="text">
      <style:text-properties fo:color="#000000" style:font-name="Times New Roman" fo:font-size="13.5pt" style:font-name-asian="Times New Roman1" style:font-size-asian="13.5pt" style:font-name-complex="Times New Roman1" style:font-size-complex="13.5pt"/>
    </style:style>
    <style:style style:name="T2" style:family="text">
      <style:text-properties fo:color="#000000" style:font-name="Times New Roman" fo:font-size="13.5pt" fo:font-weight="bold" style:font-name-asian="Times New Roman1" style:font-size-asian="13.5pt" style:font-weight-asian="bold" style:font-name-complex="Times New Roman1" style:font-size-complex="13.5pt" style:font-weight-complex="bold"/>
    </style:style>
    <style:style style:name="T3" style:family="text">
      <style:text-properties fo:color="#000000" style:font-name="Times New Roman" fo:font-size="13.5pt" fo:font-weight="bold" fo:background-color="#ffff00" style:font-name-asian="Times New Roman1" style:font-size-asian="13.5pt" style:font-weight-asian="bold" style:font-name-complex="Times New Roman1" style:font-size-complex="13.5pt" style:font-weight-complex="bold"/>
    </style:style>
    <style:style style:name="T4" style:family="text">
      <style:text-properties fo:color="#000000" style:font-name="Times New Roman" fo:font-size="13.5pt" fo:font-style="italic" style:font-name-asian="Times New Roman1" style:font-size-asian="13.5pt" style:font-style-asian="italic" style:font-name-complex="Times New Roman1" style:font-size-complex="13.5pt" style:font-style-complex="italic"/>
    </style:style>
    <style:style style:name="T5" style:family="text">
      <style:text-properties fo:color="#000000" style:font-name="Times New Roman" fo:font-size="13.5pt" fo:font-style="italic" fo:font-weight="bold" style:font-name-asian="Times New Roman1" style:font-size-asian="13.5pt" style:font-style-asian="italic" style:font-weight-asian="bold" style:font-name-complex="Times New Roman1" style:font-size-complex="13.5pt" style:font-style-complex="italic" style:font-weight-complex="bold"/>
    </style:style>
    <style:style style:name="T6" style:family="text">
      <style:text-properties fo:color="#000000" style:font-name="Times New Roman" fo:font-size="13.5pt" fo:font-style="italic" fo:font-weight="bold" fo:background-color="#ffff00" style:font-name-asian="Times New Roman1" style:font-size-asian="13.5pt" style:font-style-asian="italic" style:font-weight-asian="bold" style:font-name-complex="Times New Roman1" style:font-size-complex="13.5pt" style:font-style-complex="italic" style:font-weight-complex="bold"/>
    </style:style>
    <style:style style:name="T7" style:family="text">
      <style:text-properties fo:color="#000000" style:font-name="Times New Roman" fo:font-size="13.5pt" fo:font-style="italic" fo:background-color="#ffff00" style:font-name-asian="Times New Roman1" style:font-size-asian="13.5pt" style:font-style-asian="italic" style:font-name-complex="Times New Roman1" style:font-size-complex="13.5pt" style:font-style-complex="italic"/>
    </style:style>
    <style:style style:name="T8" style:family="text">
      <style:text-properties fo:color="#000000" style:font-name="Times New Roman" fo:font-size="13.5pt" fo:background-color="#ffff00" style:font-name-asian="Times New Roman1" style:font-size-asian="13.5pt" style:font-name-complex="Times New Roman1"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OMPILER DESIGN LABORATORY</text:span></text:p>
      <text:p text:style-name="P2"><text:span text:style-name="T2">SOURCE LANGUAGE DESCRIPTION</text:span></text:p>
      <text:p text:style-name="P1"><text:span text:style-name="T2">1. Simple Integer Language (SIL)</text:span></text:p>
      <text:p text:style-name="P1"><text:span text:style-name="T1">The language specification given here is informal and gives a lot of flexibility for the designer to write the grammatical specifications to his/her own taste. The following features are the minimal requirements for the language.</text:span></text:p>
      <text:p text:style-name="P1"><text:span text:style-name="T2">2. General Program Structure</text:span></text:p>
      <text:p text:style-name="P1"><text:span text:style-name="T1">Global Declarations</text:span></text:p>
      <text:p text:style-name="P1"><text:span text:style-name="T1">Function Definitions</text:span></text:p>
      <text:p text:style-name="P1"><text:span text:style-name="T1">Main Function Definition</text:span></text:p>
      <text:p text:style-name="P1"><text:span text:style-name="T2">3. Global Declarations</text:span></text:p>
      <text:p text:style-name="P1"><text:span text:style-name="T8">The global declaration part of a SIL program begins with the keyword </text:span><text:span text:style-name="T3">decl </text:span><text:span text:style-name="T8">and ends with the keyword </text:span><text:span text:style-name="T3">enddecl</text:span><text:span text:style-name="T8">. Declarations should be made for global variables and functions defined in the SIL program.</text:span></text:p>
      <text:p text:style-name="P1"><text:span text:style-name="T1">Global variables may be of type </text:span><text:span text:style-name="T4">Integer, Boolean, Integer array </text:span><text:span text:style-name="T1">or</text:span><text:span text:style-name="T4"> Boolean array</text:span><text:span text:style-name="T1">. The variables declared globally must be allocated statically. Boolean variables can hold only the special Boolean constants –</text:span><text:span text:style-name="T2">TRUE/FALSE</text:span><text:span text:style-name="T1">. Global variables are visible throughout the program </text:span><text:span text:style-name="T2">unless suppressed</text:span><text:span text:style-name="T1"> by a redeclaration within the scope of some function. </text:span><text:span text:style-name="T8">Array type variables can be declared only globally</text:span><text:span text:style-name="T1">.</text:span><text:span text:style-name="T8"> Only single dimensional arrays are allowed. Variables </text:span><text:span text:style-name="T3">cannot</text:span><text:span text:style-name="T8"> be assigned values during the declaration phase.</text:span></text:p>
      <text:p text:style-name="P1"><text:span text:style-name="T1">For every function except the </text:span><text:span text:style-name="T5">main</text:span><text:span text:style-name="T1"> function defined in a SIL program, there must be a declaration. A function declaration should specify the name of the function, the name and type of each of its arguments and the return type of the function. A function can have integer/boolean arguments. </text:span><text:span text:style-name="T8">Parameters may be passed by</text:span><text:span text:style-name="T3"> value </text:span><text:span text:style-name="T8">or </text:span><text:span text:style-name="T3">reference</text:span><text:span text:style-name="T8">.</text:span><text:span text:style-name="T1"> </text:span><text:span text:style-name="T8">Arrays </text:span><text:span text:style-name="T3">cannot </text:span><text:span text:style-name="T8">be passed as arguments</text:span><text:span text:style-name="T1">. If a global variable name appears as an argument, then within the scope of the function, the new declaration will be valid and global variable declaration is </text:span><text:span text:style-name="T2">suppressed</text:span><text:span text:style-name="T1">. Different functions may have arguments of the same name. However, the same name cannot be given to different arguments in a function. </text:span><text:span text:style-name="T8">The return type of a function must be either integer or Boolean.</text:span><text:span text:style-name="T1"> The general form of declarations is as follows:</text:span></text:p>
      <text:p text:style-name="P1"><text:span text:style-name="T1">Type VarName/FunctionName [ArraySize]/(ParameterList); //Third part needed only for arrays/functions</text:span></text:p>
      <text:p text:style-name="P1"><text:span text:style-name="T4">Example</text:span><text:span text:style-name="T1">:<text:line-break/><text:line-break/></text:span><text:span text:style-name="T2">decl</text:span></text:p>
      <text:p text:style-name="P7"><text:soft-page-break/><text:span text:style-name="T2">integer x,y,a[10],b[20];</text:span><text:span text:style-name="T1"> // x,y are integers, a,b are integer arrays</text:span></text:p>
      <text:p text:style-name="P7"><text:span text:style-name="T2">integer f1(integer a1,a2; boolean b1; integer &amp;c1), f2();</text:span><text:span text:style-name="T1"> // c1 is passed by </text:span><text:span text:style-name="T4">reference</text:span><text:span text:style-name="T1">, rest by </text:span><text:span text:style-name="T4">value</text:span></text:p>
      <text:p text:style-name="P7"><text:span text:style-name="T2">boolean t, q[10], f3(integer x); </text:span><text:span text:style-name="T1">// variable, array and a functions declared together</text:span></text:p>
      <text:p text:style-name="P7"><text:span text:style-name="T2">integer swap(integer &amp;x, &amp;y); </text:span><text:span text:style-name="T1">// x, y are passed by reference</text:span></text:p>
      <text:p text:style-name="P1"><text:span text:style-name="T2">enddecl // </text:span><text:span text:style-name="T1">Please note the use of "</text:span><text:span text:style-name="T2">,</text:span><text:span text:style-name="T1">" and "</text:span><text:span text:style-name="T2">;</text:span><text:span text:style-name="T1">"</text:span></text:p>
      <text:p text:style-name="P1"><text:span text:style-name="T1">Declaring functions at the beginning avoids the "forward reference" problem and facilitates simpler single pass compilation. Note that the declaration syntax of functions is structurally same as that for variables. Finally, inside</text:span><text:span text:style-name="T2">swap</text:span><text:span text:style-name="T1">, the global variables </text:span><text:span text:style-name="T2">x</text:span><text:span text:style-name="T1"> and</text:span><text:span text:style-name="T2"> y</text:span><text:span text:style-name="T1"> are no more visible because of the re-declaration and global declaration for </text:span><text:span text:style-name="T2">x</text:span><text:span text:style-name="T1"> is suppressed in </text:span><text:span text:style-name="T2">f3</text:span><text:span text:style-name="T1">. </text:span><text:span text:style-name="T8">If a variable/function is declared twice at the same point, a compilation error should result.</text:span></text:p>
      <text:p text:style-name="P1"><text:span text:style-name="T2">4. Function Structure and Local Variables</text:span></text:p>
      <text:p text:style-name="P1"><text:span text:style-name="T1">All globally declared variables are visible inside a function, unless suppressed by a re-declaration. Variables declared inside a function are </text:span><text:span text:style-name="T2">invisible</text:span><text:span text:style-name="T1"> outside. The general form of a function definition is given below:</text:span></text:p>
      <text:p text:style-name="P1"><text:span text:style-name="T1">&lt;Type&gt; FunctionName(ArgumentList) {</text:span></text:p>
      <text:p text:style-name="P7"><text:span text:style-name="T1">Local Declarations</text:span></text:p>
      <text:p text:style-name="P7"><text:span text:style-name="T1">Function Body</text:span></text:p>
      <text:p text:style-name="P1"><text:span text:style-name="T1">}</text:span></text:p>
      <text:p text:style-name="P1"><text:span text:style-name="T1">The arguments and return type of each function definition should match exactly with the corresponding declaration. </text:span><text:span text:style-name="T8">Argument names must be type checked for </text:span><text:span text:style-name="T3">name equivalence</text:span><text:span text:style-name="T8"> against the declaration. </text:span><text:span text:style-name="T7">Every declared function must have a definition</text:span><text:span text:style-name="T8">. The compiler should report error otherwise.</text:span></text:p>
      <text:p text:style-name="P1"><text:span text:style-name="T1">The syntax of local declarations and definitions are similar to those of global declarations </text:span><text:span text:style-name="T6">except that arrays and functions cannot be</text:span><text:span text:style-name="T3"> </text:span><text:span text:style-name="T6">declared inside a function</text:span><text:span text:style-name="T8">.</text:span><text:span text:style-name="T1"> Local variables are visible only within the scope of the function where they are declared. Scope rules for parameters are identical to those for variables.</text:span></text:p>
      <text:p text:style-name="P1"><text:span text:style-name="T1">The </text:span><text:span text:style-name="T2">main()</text:span><text:span text:style-name="T1"> function, by specification, must be a </text:span><text:span text:style-name="T2">zero argument</text:span><text:span text:style-name="T1"> function of type </text:span><text:span text:style-name="T2">integer</text:span><text:span text:style-name="T1">. </text:span><text:span text:style-name="T4">Program execution begins from the body of the main function.</text:span><text:span text:style-name="T1"> The main function </text:span><text:span text:style-name="T4">need not</text:span><text:span text:style-name="T1"> be declared. The definition part of main should be given in the same format as any other function.</text:span></text:p>
      <text:p text:style-name="P1"><text:span text:style-name="T1">The </text:span><text:span text:style-name="T2">Body</text:span><text:span text:style-name="T1"> of a function is a collection of statements embedded within the keywords </text:span><text:span text:style-name="T2">begin</text:span><text:span text:style-name="T1"> and </text:span><text:span text:style-name="T2">end.</text:span></text:p>
      <text:p text:style-name="P1"><text:span text:style-name="T1">Example: The definition of </text:span><text:span text:style-name="T2">swap</text:span><text:span text:style-name="T1"> declared above may look like the following:</text:span></text:p>
      <text:p text:style-name="P1"><text:soft-page-break/><text:span text:style-name="T2">integer </text:span><text:span text:style-name="T1">swap </text:span><text:span text:style-name="T2">(integer </text:span><text:span text:style-name="T1">&amp;x, &amp;y</text:span><text:span text:style-name="T2">) {</text:span></text:p>
      <text:p text:style-name="P1"><text:span text:style-name="T2">decl</text:span></text:p>
      <text:p text:style-name="P7"><text:span text:style-name="T2">integer </text:span><text:span text:style-name="T1">q</text:span><text:span text:style-name="T2"> // </text:span><text:span text:style-name="T1">q is re-declared causing suppression of global declaration</text:span></text:p>
      <text:p text:style-name="P1"><text:span text:style-name="T2">enddecl</text:span></text:p>
      <text:p text:style-name="P1"><text:span text:style-name="T2">begin</text:span></text:p>
      <text:p text:style-name="P7"><text:span text:style-name="T1">q = x;</text:span></text:p>
      <text:p text:style-name="P7"><text:span text:style-name="T1">x = y;</text:span></text:p>
      <text:p text:style-name="P7"><text:span text:style-name="T1">y = q; // Note the syntax for using variables passed by reference.</text:span></text:p>
      <text:p text:style-name="P7"><text:span text:style-name="T1">return 1; // swap must return an integer.</text:span></text:p>
      <text:p text:style-name="P1"><text:span text:style-name="T2">end // </text:span><text:span text:style-name="T1">Note that SIL doesn’t support void functions.</text:span></text:p>
      <text:p text:style-name="P1"><text:span text:style-name="T2">}</text:span></text:p>
      <text:p text:style-name="P1"><text:span text:style-name="T1">Local Variables and parameters should be allocated space in the </text:span><text:span text:style-name="T2">run-time stack</text:span><text:span text:style-name="T1">. The language supports recursion and </text:span><text:span text:style-name="T2">static scope rules apply</text:span><text:span text:style-name="T1">.</text:span></text:p>
      <text:p text:style-name="P1"><text:span text:style-name="T2">5. Main and Function Body</text:span></text:p>
      <text:p text:style-name="P1"><text:span text:style-name="T1">A Body is a collection of </text:span><text:span text:style-name="T2">statements</text:span><text:span text:style-name="T1"> embedded within the keywords </text:span><text:span text:style-name="T2">begin</text:span><text:span text:style-name="T1"> and </text:span><text:span text:style-name="T2">end.</text:span><text:span text:style-name="T1"> Each statement should end with a ‘;’ which is called the </text:span><text:span text:style-name="T2">terminator</text:span><text:span text:style-name="T1">. There are five types of statements in SIL. They are:</text:span></text:p>
      <text:list xml:id="list11683144131" text:style-name="WWNum1">
        <text:list-item>
          <text:list>
            <text:list-item>
              <text:p text:style-name="P3"><text:span text:style-name="T1">Assignment Statement b) Conditional Statement</text:span></text:p>
            </text:list-item>
          </text:list>
        </text:list-item>
      </text:list>
      <text:list xml:id="list387059481" text:style-name="WWNum2">
        <text:list-item>
          <text:list>
            <text:list-item>
              <text:p text:style-name="P4"><text:span text:style-name="T1">Iterative statement d) Return statement e) Input/Output</text:span></text:p>
            </text:list-item>
          </text:list>
        </text:list-item>
      </text:list>
      <text:p text:style-name="P1"><text:span text:style-name="T1">Before taking up statements, we should look at the different kinds of </text:span><text:span text:style-name="T2">expressions</text:span><text:span text:style-name="T1"> supported by SIL.</text:span></text:p>
      <text:p text:style-name="P1"><text:span text:style-name="T2">6. Expressions</text:span></text:p>
      <text:p text:style-name="P1"><text:span text:style-name="T1">SIL has two kinds of expressions, a) Arithmetic and b) Logical</text:span></text:p>
      <text:p text:style-name="P1"><text:span text:style-name="T2">6.1 Arithmetic Expressions</text:span></text:p>
      <text:p text:style-name="P1"><text:span text:style-name="T8">Any constant, integer variable or an indexed array variable is a SIL expression provided the expression is within the scope of the concerned variable declarations</text:span><text:span text:style-name="T1">. SIL treats a function as an expression and the value of a function is its return value. SIL supports </text:span><text:span text:style-name="T2">recursion</text:span><text:span text:style-name="T1">.</text:span></text:p>
      <text:p text:style-name="P1"><text:span text:style-name="T1">SIL provides five arithmetic operators, viz., +, -, *, / (Integer Division) and % (Modulo operator) through which arithmetic expressions may be combined. Expression syntax and semantics are similar to standard practice in programming languages and normal rules of precedence, associativity and paranthesization hold. </text:span><text:span text:style-name="T8">SIL is strongly typed and </text:span><text:span text:style-name="T6">any type mismatch must be reported at compile time</text:span><text:span text:style-name="T8">.</text:span></text:p>
      <text:p text:style-name="P1"><text:span text:style-name="T1">Examples: 5, a[a[5+x]]+x , (f2() + b[x] + 5) etc. are arithmetic expressions.</text:span></text:p>
      <text:p text:style-name="P1"><text:soft-page-break/><text:span text:style-name="T2">6.2 Logical Expressions</text:span></text:p>
      <text:p text:style-name="P1"><text:span text:style-name="T1">Logical expressions can take values TRUE or FALSE. Logical expressions may be formed by combining arithmetic expressions using </text:span><text:span text:style-name="T2">relational operators</text:span><text:span text:style-name="T1">. The relational operators supported by SIL are &lt;, &gt;, &lt;=, &gt;=, ==, and !=. Again standard syntax and semantics conventions apply. TRUE and FALSE are constant logical expressions. Every boolean variable is a logical expression and its value is the value stored in its location. Logical expressions themselves may be combined using </text:span><text:span text:style-name="T2">logical operators</text:span><text:span text:style-name="T1"> AND, OR and NOT. Logical expressions may be assigned to boolean variables only. N</text:span><text:span text:style-name="T8">ote that a relational operator can compare only two arithmetic expressions and not two logical expressions. Similarly, a logical operator can connect only two logical expressions (except for NOT which is a unary logical operator).</text:span></text:p>
      <text:p text:style-name="P5"><text:span text:style-name="T1">Example:((x==y)==a[3]) is </text:span><text:span text:style-name="T2">not valid</text:span><text:span text:style-name="T1"> SIL expression because (x==y) is a logical expression, while a[3] is an arithmetic expression and "==" operates only between two arithmetic expressions.</text:span></text:p>
      <text:p text:style-name="P1"><text:span text:style-name="T2">7. Assignment Statement</text:span></text:p>
      <text:p text:style-name="P1"><text:span text:style-name="T1">The SIL assignment statement assigns the value of an expression to a variable, or an indexed array of the </text:span><text:span text:style-name="T2">same type</text:span><text:span text:style-name="T1">. Type errors must be reported at compile time. The general syntax is as the following:</text:span></text:p>
      <text:p text:style-name="P1"><text:span text:style-name="T1">&lt;</text:span><text:span text:style-name="T2">Variable</text:span><text:span text:style-name="T1">&gt; = &lt;</text:span><text:span text:style-name="T2">Expression</text:span><text:span text:style-name="T1">&gt;;</text:span></text:p>
      <text:p text:style-name="P1"><text:span text:style-name="T1">Example: q[3]=(x==y); t=TRUE; are both valid assignments to boolean variables.</text:span></text:p>
      <text:p text:style-name="P1"><text:span text:style-name="T2">8. Conditional Statement</text:span></text:p>
      <text:p text:style-name="P1"><text:span text:style-name="T1">The SIL conditional statement has the following syntax:</text:span></text:p>
      <text:p text:style-name="P7"><text:span text:style-name="T2">if &lt;</text:span><text:span text:style-name="T1">Logical Expression</text:span><text:span text:style-name="T2">&gt; then</text:span></text:p>
      <text:p text:style-name="P9"><text:span text:style-name="T1">Statements</text:span></text:p>
      <text:p text:style-name="P7"><text:span text:style-name="T2">else</text:span></text:p>
      <text:p text:style-name="P9"><text:span text:style-name="T1">Statements</text:span></text:p>
      <text:p text:style-name="P7"><text:span text:style-name="T2">endif;</text:span></text:p>
      <text:p text:style-name="P1"><text:span text:style-name="T1">The </text:span><text:span text:style-name="T2">else</text:span><text:span text:style-name="T1"> part is optional. </text:span><text:span text:style-name="T8">The statements inside an </text:span><text:span text:style-name="T3">if-</text:span><text:span text:style-name="T8">block may be conditional, iterative, assignment, or input/output statements, but </text:span><text:span text:style-name="T3">not</text:span><text:span text:style-name="T8"> the return statement.</text:span></text:p>
      <text:p text:style-name="P1"><text:span text:style-name="T2">9. Iterative Statement</text:span></text:p>
      <text:p text:style-name="P1"><text:span text:style-name="T1">The SIL iterative statement has the following syntax:</text:span></text:p>
      <text:p text:style-name="P7"><text:span text:style-name="T2">while &lt; </text:span><text:span text:style-name="T1">Logical Expression</text:span><text:span text:style-name="T2"> &gt; do</text:span></text:p>
      <text:p text:style-name="P9"><text:span text:style-name="T1">Statements</text:span></text:p>
      <text:p text:style-name="P7"><text:span text:style-name="T2">endwhile;</text:span></text:p>
      <text:p text:style-name="P1"><text:soft-page-break/><text:span text:style-name="T1">Standard conventions apply in this case too. </text:span><text:span text:style-name="T8">The statements inside a </text:span><text:span text:style-name="T3">while-</text:span><text:span text:style-name="T8">block may be conditional, iterative, assignment, or input/output statements, but </text:span><text:span text:style-name="T3">not</text:span><text:span text:style-name="T8"> the return statement.</text:span></text:p>
      <text:p text:style-name="P1"><text:span text:style-name="T2">10. Return Statement</text:span></text:p>
      <text:p text:style-name="P1"><text:span text:style-name="T1">The main body as well as each function body should have </text:span><text:span text:style-name="T2">exactly one</text:span><text:span text:style-name="T1"> return statement and it should be the </text:span><text:span text:style-name="T2">last statement</text:span><text:span text:style-name="T1"> in the body. The syntax is:</text:span></text:p>
      <text:p text:style-name="P7"><text:span text:style-name="T2">return &lt;</text:span><text:span text:style-name="T1">Expression</text:span><text:span text:style-name="T2">&gt; ;</text:span></text:p>
      <text:p text:style-name="P1"><text:span text:style-name="T1">The return value of the function is the value of the expression. The return type should match the type of the expression. Otherwise, a compilation error should occur.</text:span></text:p>
      <text:p text:style-name="P1"><text:span text:style-name="T1">The </text:span><text:span text:style-name="T2">return type of main is integer </text:span><text:span text:style-name="T1">by specification.</text:span></text:p>
      <text:p text:style-name="P1"><text:span text:style-name="T2">11. Input/Output</text:span></text:p>
      <text:p text:style-name="P1"><text:span text:style-name="T1">SIL has two I/O statements – </text:span><text:span text:style-name="T2">read </text:span><text:span text:style-name="T1">and </text:span><text:span text:style-name="T2">write</text:span><text:span text:style-name="T1">. The syntax is as the following:</text:span></text:p>
      <text:p text:style-name="P8"><text:span text:style-name="T2">read (&lt;</text:span><text:span text:style-name="T1">IntegerVariable</text:span><text:span text:style-name="T2">&gt;);</text:span></text:p>
      <text:p text:style-name="P5"><text:span text:style-name="T2">write (&lt;</text:span><text:span text:style-name="T1">Arithmetic Expression</text:span><text:span text:style-name="T2">&gt;);</text:span></text:p>
      <text:p text:style-name="P1"><text:span text:style-name="T1">The </text:span><text:span text:style-name="T4">read</text:span><text:span text:style-name="T1"> statement reads an integer value from the standard input device into an integer variable or an indexed array variable. The </text:span><text:span text:style-name="T4">write</text:span><text:span text:style-name="T1"> statement outputs the value of the arithmetic expression into the standard output. Note that </text:span><text:span text:style-name="T4">input/output operations are not allowed on boolean type</text:span><text:span text:style-name="T1">.</text:span></text:p>
      <text:p text:style-name="P7"><text:span text:style-name="T1">Example: </text:span><text:span text:style-name="T2">read (a [x]);</text:span></text:p>
      <text:p text:style-name="P9"><text:span text:style-name="T2">write (7*(5+a[9]);</text:span></text:p>
      <text:p text:style-name="P1"><text:span text:style-name="T2">12. An Example SIL Program</text:span></text:p>
      <text:p text:style-name="P1"><text:span text:style-name="T1">The following SIL program calculates and prints out the factorial of the first </text:span><text:span text:style-name="T5">n</text:span><text:span text:style-name="T1"> numbers, value of </text:span><text:span text:style-name="T5">n</text:span><text:span text:style-name="T1"> read from standard input.</text:span></text:p>
      <text:p text:style-name="P1"><text:span text:style-name="T2">decl</text:span></text:p>
      <text:p text:style-name="P7"><text:span text:style-name="T2">integer </text:span><text:span text:style-name="T1">factorial</text:span><text:span text:style-name="T2">(</text:span><text:span text:style-name="T1">integer</text:span><text:span text:style-name="T2"> n);</text:span></text:p>
      <text:p text:style-name="P1"><text:span text:style-name="T2">enddecl</text:span></text:p>
      <text:p text:style-name="P1"><text:span text:style-name="T2">integer</text:span><text:span text:style-name="T1"> factorial (</text:span><text:span text:style-name="T2">integer</text:span><text:span text:style-name="T1"> n) {</text:span></text:p>
      <text:p text:style-name="P1"><text:span text:style-name="T2">decl</text:span></text:p>
      <text:p text:style-name="P7"><text:span text:style-name="T2">integer</text:span><text:span text:style-name="T1"> rvalue;</text:span></text:p>
      <text:p text:style-name="P1"><text:span text:style-name="T2">enddecl</text:span></text:p>
      <text:p text:style-name="P1"><text:span text:style-name="T2">begin</text:span></text:p>
      <text:p text:style-name="P7"><text:span text:style-name="T2">if </text:span><text:span text:style-name="T1">(n==1) </text:span><text:span text:style-name="T2">then</text:span></text:p>
      <text:p text:style-name="P9"><text:span text:style-name="T1">rvalue = 1;</text:span></text:p>
      <text:p text:style-name="P7"><text:soft-page-break/><text:span text:style-name="T2">else</text:span></text:p>
      <text:p text:style-name="P9"><text:span text:style-name="T1">rvalue = n * factorial (n-1);</text:span></text:p>
      <text:p text:style-name="P7"><text:span text:style-name="T2">endif;</text:span></text:p>
      <text:p text:style-name="P7"><text:span text:style-name="T2">return </text:span><text:span text:style-name="T1">rvalue; // Note only one RETURN statement is allowed.</text:span></text:p>
      <text:p text:style-name="P1"><text:span text:style-name="T2">end</text:span></text:p>
      <text:p text:style-name="P1"><text:span text:style-name="T1">}</text:span></text:p>
      <text:p text:style-name="P1"><text:span text:style-name="T2">integer </text:span><text:span text:style-name="T1">main( ){ // Main definition should always begin like this</text:span></text:p>
      <text:p text:style-name="P1"><text:span text:style-name="T2">decl</text:span></text:p>
      <text:p text:style-name="P7"><text:span text:style-name="T2">integer</text:span><text:span text:style-name="T1"> n,i ;</text:span></text:p>
      <text:p text:style-name="P1"><text:span text:style-name="T2">enddecl</text:span></text:p>
      <text:p text:style-name="P1"><text:span text:style-name="T2">begin</text:span></text:p>
      <text:p text:style-name="P7"><text:span text:style-name="T2">read </text:span><text:span text:style-name="T1">(n);</text:span></text:p>
      <text:p text:style-name="P7"><text:span text:style-name="T1">i = 1;</text:span></text:p>
      <text:p text:style-name="P7"><text:span text:style-name="T2">while</text:span><text:span text:style-name="T1"> ( i &lt;= n) do</text:span></text:p>
      <text:p text:style-name="P9"><text:span text:style-name="T2">write</text:span><text:span text:style-name="T1"> ( factorial(i));</text:span></text:p>
      <text:p text:style-name="P9"><text:span text:style-name="T1">i = i + 1;</text:span></text:p>
      <text:p text:style-name="P7"><text:span text:style-name="T2">endwhile;</text:span></text:p>
      <text:p text:style-name="P7"><text:span text:style-name="T2">return </text:span><text:span text:style-name="T1">1; // Any integer value may be returned</text:span></text:p>
      <text:p text:style-name="P1"><text:span text:style-name="T2">end</text:span></text:p>
      <text:p text:style-name="P1"><text:span text:style-name="T1">}</text:span></text:p>
      <text:p text:style-name="P1"><text:span text:style-name="T2">ESIL: Extended SIL</text:span></text:p>
      <text:p text:style-name="P1"><text:span text:style-name="T1">There are three important extensions to the language features that must be considered. Some implementation issues are also discussed. This part of the documentation is better read after implementing SIL compiler.</text:span></text:p>
      <text:p text:style-name="P1"><text:span text:style-name="T1">a) </text:span><text:span text:style-name="T2">Introducing nested functions:</text:span><text:span text:style-name="T1"> This means provision to declare and define functions inside functions. The scope rules for functions are similar to those for variables. </text:span><text:span text:style-name="T2">Function parameters</text:span><text:span text:style-name="T1"> also must be supported (This makes the language similar to PASCAL in block structure). Nested functions would require the use of </text:span><text:span text:style-name="T2">static links</text:span><text:span text:style-name="T1"> to be stored in the activation record of a function. Moreover, the </text:span><text:span text:style-name="T4">symbol table structure must carry the nesting information</text:span><text:span text:style-name="T1">. The simplest implementation would be to have one symbol table for each layer of nesting during compilation of a function. Unlike SIL, where there are only two layers of nesting (global and local), </text:span><text:span text:style-name="T2">the number of layers of nesting in a ESIL program can be determined only during compilation. </text:span><text:span text:style-name="T1">Note that </text:span><text:span text:style-name="T2">static scope</text:span><text:span text:style-name="T1"> rules apply.</text:span></text:p>
      <text:p text:style-name="P1"><text:soft-page-break/><text:span text:style-name="T1">b) </text:span><text:span text:style-name="T2">Providing User defined types</text:span><text:span text:style-name="T1">: User defined types may be supported by allowing creation of compound data types from simple or already defined data types using the </text:span><text:span text:style-name="T2">typedef</text:span><text:span text:style-name="T1"> statement. All type definitions should be given </text:span><text:span text:style-name="T2">before</text:span><text:span text:style-name="T1"> global declarations. The syntax is as follows:</text:span></text:p>
      <text:p text:style-name="P1"><text:span text:style-name="T2">typedef</text:span><text:span text:style-name="T1"> </text:span><text:span text:style-name="T4">name1</text:span><text:span text:style-name="T1">{</text:span></text:p>
      <text:p text:style-name="P7"><text:span text:style-name="T2">integer</text:span><text:span text:style-name="T1"> x;</text:span></text:p>
      <text:p text:style-name="P7"><text:span text:style-name="T2">boolean</text:span><text:span text:style-name="T1"> y;</text:span></text:p>
      <text:p text:style-name="P1"><text:span text:style-name="T1">}</text:span></text:p>
      <text:p text:style-name="P1"><text:span text:style-name="T1">The member </text:span><text:span text:style-name="T2">fields</text:span><text:span text:style-name="T1"> of a newly defined type may be of type </text:span><text:span text:style-name="T2">integer</text:span><text:span text:style-name="T1">, </text:span><text:span text:style-name="T2">boolean</text:span><text:span text:style-name="T1"> or a </text:span><text:span text:style-name="T2">previously defined type</text:span><text:span text:style-name="T1">. Arrays are </text:span><text:span text:style-name="T2">not</text:span><text:span text:style-name="T1"> allowed</text:span></text:p>
      <text:p text:style-name="P1"><text:span text:style-name="T2">typedef</text:span><text:span text:style-name="T1"> </text:span><text:span text:style-name="T4">name2</text:span><text:span text:style-name="T1"> {</text:span></text:p>
      <text:p text:style-name="P7"><text:span text:style-name="T2">name1</text:span><text:span text:style-name="T1"> g;</text:span></text:p>
      <text:p text:style-name="P7"><text:span text:style-name="T2">boolean </text:span><text:span text:style-name="T1">t;</text:span></text:p>
      <text:p text:style-name="P1"><text:span text:style-name="T1">}</text:span></text:p>
      <text:p text:style-name="P1"><text:span text:style-name="T1">Once a type is defined, variables of the type may be defined in the usual manner. The type declaration is visible throughout the program.</text:span></text:p>
      <text:p text:style-name="P1"><text:span text:style-name="T2">decl</text:span></text:p>
      <text:p text:style-name="P7"><text:span text:style-name="T2">name2</text:span><text:span text:style-name="T1"> w[10], u;</text:span></text:p>
      <text:p text:style-name="P7"><text:span text:style-name="T2">integer</text:span><text:span text:style-name="T1"> temp;</text:span></text:p>
      <text:p text:style-name="P1"><text:span text:style-name="T2">enddecl</text:span></text:p>
      <text:p text:style-name="P1"><text:span text:style-name="T1">The following statement illustrates the access to a variable of a user-defined type.</text:span></text:p>
      <text:p text:style-name="P7"><text:span text:style-name="T1">temp = w[5]</text:span><text:span text:style-name="T2">.</text:span><text:span text:style-name="T1">g</text:span><text:span text:style-name="T2">.</text:span><text:span text:style-name="T1">x; // The dot operator is used to address the fields.</text:span></text:p>
      <text:p text:style-name="P7"><text:span text:style-name="T1">W[5] = u; // </text:span><text:span text:style-name="T5">Name equivalence</text:span><text:span text:style-name="T1"> of types must be checked here.</text:span></text:p>
      <text:p text:style-name="P1"><text:span text:style-name="T1">For each user-defined type, a </text:span><text:span text:style-name="T2">type expression tree</text:span><text:span text:style-name="T1"> must be created at the time of parsing the type definition. The relative addresses or </text:span><text:span text:style-name="T2">offsets</text:span><text:span text:style-name="T1"> of each field element (from the starting storage location of a variable of that type) can be fixed at the time of type definition and may be stored in the expression tree itself. The symbol table entry for a variable shall contain a pointer to the corresponding type expression tree.</text:span></text:p>
      <text:p text:style-name="P1"><text:span text:style-name="T1">c) </text:span><text:span text:style-name="T2">Supporting Dynamic Memory:</text:span><text:span text:style-name="T1"> This requires adding pointer data type to the language. A variable may defined as a pointer to a primitive/user-defined type as follows:</text:span></text:p>
      <text:p text:style-name="P1"><text:span text:style-name="T2">decl</text:span></text:p>
      <text:p text:style-name="P7"><text:span text:style-name="T1">name2 ^p1; // p1 is a pointer to type name</text:span></text:p>
      <text:p text:style-name="P7"><text:span text:style-name="T1">integer ^p2; // p2 is a pointer to type integer</text:span></text:p>
      <text:p text:style-name="P1"><text:soft-page-break/><text:span text:style-name="T2">enddecl</text:span></text:p>
      <text:p text:style-name="P1"><text:span text:style-name="T1">Dynamic allocation and de-allocation may be achieved through implementing the library functions </text:span><text:span text:style-name="T2">new </text:span><text:span text:style-name="T1">and </text:span><text:span text:style-name="T2">free</text:span><text:span text:style-name="T1">. The calling syntax illustrated by the following example:</text:span></text:p>
      <text:p text:style-name="P7"><text:span text:style-name="T1">pointer_var = new(</text:span><text:span text:style-name="T4">size</text:span><text:span text:style-name="T1">); // size must be </text:span><text:span text:style-name="T2">integer</text:span></text:p>
      <text:p text:style-name="P7"><text:span text:style-name="T1">free(pointer_var)</text:span></text:p>
      <text:p text:style-name="P1"><text:span text:style-name="T1">Let the number of storage locations required for storing a variable of the type pointed to of Pointer_var</text:span><text:span text:style-name="T4"> </text:span><text:span text:style-name="T1">be k. Then, </text:span><text:span text:style-name="T4">size x k</text:span><text:span text:style-name="T1"> </text:span><text:span text:style-name="T2">contiguous</text:span><text:span text:style-name="T1"> locations in memory will be allocated and Pointer_var shall contain the starting address of the memory allocated. Once allocated, the pointer variable can be used like an array. The use of pointer variables is illustrated by the following example:</text:span></text:p>
      <text:p text:style-name="P7"><text:span text:style-name="T1">p1= new(10); // Now p1 is allocated and can be used like an array of 10 elements</text:span></text:p>
      <text:p text:style-name="P7"><text:span text:style-name="T1">p1[4]</text:span><text:span text:style-name="T2">.</text:span><text:span text:style-name="T1">g</text:span><text:span text:style-name="T2">.</text:span><text:span text:style-name="T1">x = 5;</text:span></text:p>
      <text:p text:style-name="P7"><text:span text:style-name="T1">free(p1) // Free the previous allocation.</text:span></text:p>
      <text:p text:style-name="P1"><text:span text:style-name="T2">new</text:span><text:span text:style-name="T1"> and </text:span><text:span text:style-name="T2">free </text:span><text:span text:style-name="T1">may be implemented by declaring a large array and using it as a heap. (Refer to any standard text on Data Structures for heap management algorithms.) The tricky part is that </text:span><text:span text:style-name="T5">new</text:span><text:span text:style-name="T4"> and </text:span><text:span text:style-name="T5">free</text:span><text:span text:style-name="T4"> will have to be written in SIL! </text:span><text:span text:style-name="T1">(Alternate way is to write them in SIM assembly language). A neat way of doing it would be to assemble them as a separate library. The compiler can be adapted to append the library code to the target code it generat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up</meta:initial-creator>
    <meta:editing-cycles>1</meta:editing-cycles>
    <meta:creation-date>2013-12-26T10:08:00</meta:creation-date>
    <dc:date>2013-12-29T23:13:52</dc:date>
    <meta:editing-duration>PT1S</meta:editing-duration>
    <meta:generator>LibreOffice/3.6$Linux_x86 LibreOffice_project/360m1$Build-2</meta:generator>
    <meta:document-statistic meta:table-count="0" meta:image-count="0" meta:object-count="0" meta:page-count="8" meta:paragraph-count="154" meta:word-count="2121" meta:character-count="13140" meta:non-whitespace-character-count="111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